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18_15022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log_CV1_Consis0_20191018_150558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log_CV2_Consis0_20191018_150718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18_150929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office:value-type="string" calcext:value-type="string">
            <text:p>log_CV4_Consis0_20191019_092545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office:value-type="string" calcext:value-type="string">
            <text:p>log_CV5_Consis0_20191019_09263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8325" calcext:value-type="float">
            <text:p>0.833</text:p>
          </table:table-cell>
          <table:table-cell table:style-name="ce5" table:formula="of:=AVERAGE([.D3:.D8])" office:value-type="float" office:value="0.715" calcext:value-type="float">
            <text:p>0.715</text:p>
          </table:table-cell>
          <table:table-cell table:style-name="ce5" table:formula="of:=AVERAGE([.E3:.E8])" office:value-type="float" office:value="0.72" calcext:value-type="float">
            <text:p>0.7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15" calcext:value-type="float">
            <text:p>0.015</text:p>
          </table:table-cell>
          <table:table-cell table:style-name="ce5" table:formula="of:=STDEV([.D3:.D8])" office:value-type="float" office:value="0.0635085296108588" calcext:value-type="float">
            <text:p>0.064</text:p>
          </table:table-cell>
          <table:table-cell table:style-name="ce5" table:formula="of:=STDEV([.E3:.E8])" office:value-type="float" office:value="0.0707106781186548" calcext:value-type="float">
            <text:p>0.0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9:32:05.811980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9T09:45:35.447762491</dc:date>
    <meta:editing-duration>PT3H9M45S</meta:editing-duration>
    <meta:editing-cycles>30</meta:editing-cycles>
    <meta:document-statistic meta:table-count="1" meta:cell-count="50" meta:object-count="0"/>
  </office:meta>
</office:document-meta>
</file>